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paragraph-rsid="00058e63" style:font-name-complex="Arial1"/>
    </style:style>
    <style:style style:name="P2" style:family="paragraph" style:parent-style-name="Standard">
      <style:text-properties style:font-name="Arial" officeooo:rsid="00058e63" officeooo:paragraph-rsid="00058e63" style:font-name-complex="Arial1"/>
    </style:style>
    <style:style style:name="P3" style:family="paragraph" style:parent-style-name="Standard">
      <style:text-properties officeooo:paragraph-rsid="00058e63"/>
    </style:style>
    <style:style style:name="P4" style:family="paragraph" style:parent-style-name="Standard">
      <style:text-properties officeooo:rsid="00076172" officeooo:paragraph-rsid="00076172"/>
    </style:style>
    <style:style style:name="P5" style:family="paragraph" style:parent-style-name="Standard" style:master-page-name="Standard">
      <style:paragraph-properties style:page-number="auto"/>
      <style:text-properties officeooo:paragraph-rsid="00058e63"/>
    </style:style>
    <style:style style:name="T1" style:family="text">
      <style:text-properties style:font-name="Arial" style:font-name-complex="Arial1"/>
    </style:style>
    <style:style style:name="T2" style:family="text">
      <style:text-properties style:font-name="Arial" officeooo:rsid="00058e63" style:font-name-complex="Arial1"/>
    </style:style>
    <style:style style:name="T3" style:family="text">
      <style:text-properties style:font-name="Arial" officeooo:rsid="00076172" style:font-name-complex="Arial1"/>
    </style:style>
    <style:style style:name="T4" style:family="text">
      <style:text-properties officeooo:rsid="000841c2"/>
    </style:style>
    <style:style style:name="T5" style:family="text">
      <style:text-properties officeooo:rsid="0008d910"/>
    </style:style>
    <style:style style:name="T6" style:family="text">
      <style:text-properties officeooo:rsid="000acc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Reunión #</text:span><text:span text:style-name="T2">14</text:span></text:p>
      <text:p text:style-name="P1"/>
      <text:p text:style-name="P3"><text:span text:style-name="T1">Fecha: </text:span><text:span text:style-name="T2">22 </text:span><text:span text:style-name="T1">de Octubre del 2014.</text:span></text:p>
      <text:p text:style-name="P1"/>
      <text:p text:style-name="P3"><text:span text:style-name="T1">Hora: </text:span><text:span text:style-name="T2">11</text:span><text:span text:style-name="T1">:00 </text:span><text:span text:style-name="T2">AM </text:span></text:p>
      <text:p text:style-name="P1"/>
      <text:p text:style-name="P1">Lugar: Facultad de Informática.</text:p>
      <text:p text:style-name="P1"/>
      <text:p text:style-name="P1">Integrantes:</text:p>
      <text:p text:style-name="P1">-Rosa Adriana Gómez Arcos</text:p>
      <text:p text:style-name="P1">-Guadalupe Yáñez Cosquilla</text:p>
      <text:p text:style-name="P1"/>
      <text:p text:style-name="P1"/>
      <text:p text:style-name="P1">Objetivo de la Reunión:</text:p>
      <text:p text:style-name="P2">*<text:span text:style-name="T5">revisar detalles de la base de datos e iniciar con la conexión de la bases de datos a java, el cual fue el lenguaje elegido por el equipo para la codificación.</text:span></text:p>
      <text:p text:style-name="P3"/>
      <text:p text:style-name="P1">Puntos a discutir:</text:p>
      <text:p text:style-name="P1">*<text:span text:style-name="T6">organización para la codificación</text:span></text:p>
      <text:p text:style-name="P1"/>
      <text:p text:style-name="P1"/>
      <text:p text:style-name="P1"/>
      <text:p text:style-name="P1">Actividades:</text:p>
      <text:p text:style-name="P2">*<text:span text:style-name="T4">Verificar si esta terminada </text:span><text:s/>la BD </text:p>
      <text:p text:style-name="P2">Recursos: Guadalupe Yañez, Rosa Adriana </text:p>
      <text:p text:style-name="P2">*Iniciar con la conexión de BD con java</text:p>
      <text:p text:style-name="P2">Recursos: Guadalupe Yañez ,Rosa Adriana</text:p>
      <text:p text:style-name="P3"><text:span text:style-name="T1">* </text:span><text:span text:style-name="T2">iniciar con la codificación para la entrega del primer avance.</text:span></text:p>
      <text:p text:style-name="P2">Recursos: Guadalupe Yañez</text:p>
      <text:p text:style-name="P1"/>
      <text:p text:style-name="P1"/>
      <text:p text:style-name="P1"/>
      <text:p text:style-name="P1">Actividades a Elaborar:</text:p>
      <text:p text:style-name="P3"><text:span text:style-name="T1">*</text:span><text:span text:style-name="T2">Continuar con la codificación </text:span><text:span text:style-name="T3">Recursos: Guadalupe, Alfredo,Rosa Adriana</text:span></text:p>
      <text:p text:style-name="P4"><text:span text:style-name="T3">f</text:span><text:span text:style-name="T1">echa entrega 31/octubre/14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3T22:31:34.247826425</meta:creation-date>
    <dc:date>2014-10-25T14:02:54.241484080</dc:date>
    <meta:editing-duration>PT1M39S</meta:editing-duration>
    <meta:editing-cycles>6</meta:editing-cycles>
    <meta:generator>LibreOffice/4.2.6.3$Linux_x86 LibreOffice_project/420m0$Build-3</meta:generator>
    <meta:document-statistic meta:table-count="0" meta:image-count="0" meta:object-count="0" meta:page-count="1" meta:paragraph-count="21" meta:word-count="118" meta:character-count="763" meta:non-whitespace-character-count="662"/>
  </office:meta>
</office:document-meta>
</file>